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paragraph-properties fo:margin-left="0cm" fo:margin-right="1.499cm" fo:text-indent="0cm" style:auto-text-indent="false"/>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oemenia-0.2.0.oxt&#13;Update file created : poemenia.update.xml&#13;&#13;30.04.2021 19:12: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oemenia-A-0.1.10.oxt&#13;Update file created : poemenia-A.update.xml&#13;&#13;28.04.2021 01:51:3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oemenia-L-0.1.10.oxt&#13;Update file created : poemenia-L.update.xml&#13;&#13;28.04.2021 01:51: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poemenia</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21989237946706048"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163073073520384045" text:style-name="L2">
        <text:list-item>
          <text:p text:style-name="P49">Version 2.1.2 :</text:p>
        </text:list-item>
      </text:list>
      <text:list xml:id="list6797004509536723663" text:style-name="L3">
        <text:list-item>
          <text:list>
            <text:list-item>
              <text:p text:style-name="P50">Localized help : resolved non-functional hyperlink due to API incompatibility introduced by Apache OpenOffice 4.1 (and LibreOffice 4.0).</text:p>
            </text:list-item>
          </text:list>
        </text:list-item>
      </text:list>
      <text:list xml:id="list39335825" text:continue-list="list1163073073520384045" text:style-name="L2">
        <text:list-item>
          <text:p text:style-name="P49">Version 2.1.1 :</text:p>
        </text:list-item>
      </text:list>
      <text:list xml:id="list4513989213184461917"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9356720" text:continue-list="list39335825" text:style-name="L2">
        <text:list-item>
          <text:p text:style-name="P49">Version 2.1.0 :</text:p>
        </text:list-item>
      </text:list>
      <text:list xml:id="list8013596242090951660"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9342178" text:continue-list="list39356720" text:style-name="L2">
        <text:list-item>
          <text:p text:style-name="P49">Version 2.0.0 :</text:p>
        </text:list-item>
      </text:list>
      <text:list xml:id="list1789693578027653900"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9337998" text:continue-list="list39342178" text:style-name="L2">
        <text:list-item>
          <text:p text:style-name="P49">Version 1.5.3 :</text:p>
        </text:list-item>
      </text:list>
      <text:list xml:id="list7129375313743902846"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1487967379683568"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oemenia</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6" svg:width="0.802cm" svg:height="0.451cm" svg:x="2.3cm" svg:y="0.199cm" draw:control="control1"/><draw:control text:anchor-type="paragraph" draw:z-index="6"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6" svg:width="0.802cm" svg:height="0.451cm" svg:x="2.304cm" svg:y="0.199cm" draw:control="control3"/><draw:control text:anchor-type="paragraph" draw:z-index="8" draw:style-name="gr1" draw:text-style-name="P86" svg:width="9cm" svg:height="0.451cm" svg:x="3.6cm" svg:y="0.196cm" draw:control="control4"/>To version</text:p>
      <text:p text:style-name="Frame_20_contents"/>
      <text:p text:style-name="Frame_20_contents"/>
      <text:p text:style-name="Frame_20_contents"><draw:control text:anchor-type="paragraph" draw:z-index="9" draw:style-name="gr1" draw:text-style-name="P87" svg:width="8.362cm" svg:height="0.689cm" svg:x="3.621cm" svg:y="0.252cm" draw:control="control5"/></text:p>
      <text:p text:style-name="Frame_20_contents"/>
      <text:p text:style-name="P34">Compilation results</text:p>
      <text:p text:style-name="P34"><draw:control text:anchor-type="paragraph" draw:z-index="10"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6" svg:width="0.802cm" svg:height="0.451cm" svg:x="2.33cm" svg:y="0.199cm" draw:control="control6"/><draw:control text:anchor-type="paragraph" draw:z-index="13"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6" svg:width="0.802cm" svg:height="0.451cm" svg:x="2.33cm" svg:y="0.199cm" draw:control="control8"/><draw:control text:anchor-type="paragraph" draw:z-index="15"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6" svg:width="0.802cm" svg:height="0.451cm" svg:x="2.33cm" svg:y="0.199cm" draw:control="control11"/><draw:control text:anchor-type="paragraph" draw:z-index="20"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8"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31633881404612470"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739717218695581443"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507014523988390095"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31255503298978459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665679061126286986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127347359812737557"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077037131959537227"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9081253281689203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240180114091344410" text:style-name="L17">
        <text:list-item>
          <text:p text:style-name="P64">Arg1 : <text:span text:style-name="InstructionMacro">String</text:span> : mandatory, type of control used for the button</text:p>
        </text:list-item>
      </text:list>
      <text:list xml:id="list3177106667289809745"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7285226479060142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236191207805118219"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13474388727051983"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069228728299077257"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70004629667161644"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265008744706825349"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233285923750935285"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157825963203724301"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5781676472536923044"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0469524355991153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851507527310696934"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589885083246121787"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182836210197572759"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218551144920323990"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547698439983491630"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0711040704592339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oemenia</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poemenia – Localize the Pepito Cleaner extension.</text:p>
      <text:p text:style-name="tooltipText"/>
      <text:p text:style-name="tooltipLang"><text:bookmark-start text:name="__RefHeading__44467_325084090"/>Tooltip de<text:bookmark-end text:name="__RefHeading__44467_325084090"/></text:p>
      <text:p text:style-name="descrText">poemenia – Sprache einstellen für die Pepito Cleaner-Erweiterung.</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Localize the Pepito Cleaner extension.</text:p>
      <text:p text:style-name="P39"><text:soft-page-break/></text:p>
      <text:p text:style-name="descrText"/>
      <text:p text:style-name="descrLang"><text:bookmark-start text:name="__RefHeading__78156_325084090"/>Description de<text:bookmark-end text:name="__RefHeading__78156_325084090"/></text:p>
      <text:p text:style-name="descrText">Sprache einstellen für die Pepito Cleaner-Erweiterung.</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19211840038658076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15644242662522294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84301379911061571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918634369885269944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935157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07220216425890309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2751334006254332256"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17684695870860693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05</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6</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7</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7</dc:date>
     <text:p>internal</text:p>
     <text:p>Page2</text:p>
     <text:p/>
    </office:annotation>Paragraph styles</text:p>
      <text:p text:style-name="P28"><office:annotation>
     <dc:creator>BM</dc:creator>
     <dc:date>2008-03-13T00:00:00.07</dc:date>
     <text:p>internal</text:p>
     <text:p>Page7</text:p>
     <text:p/>
    </office:annotation>Hyperlinks</text:p>
      <text:p text:style-name="hlp_5f_paragraph"><text:span text:style-name="T14"><office:annotation>
      <dc:creator>BM</dc:creator>
      <dc:date>2008-03-13T00:00:00.07</dc:date>
      <text:p>internal</text:p>
      <text:p>Page3</text:p>
      <text:p/>
     </office:annotation></text:span><text:span text:style-name="T14">Text formatting</text:span></text:p>
      <text:p text:style-name="P28"><office:annotation>
     <dc:creator>BM</dc:creator>
     <dc:date>2008-03-26T00:00:00.07</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7</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7</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8</dc:date>
     <text:p>external</text:p>
     <text:p>text/swriter/main0210.xhp</text:p>
     <text:p/>
    </office:annotation><text:span text:style-name="T14">Preview topic</text:span> </text:p>
      <text:p text:style-name="hlp_5f_paragraph">This hyperlink displays <text:s/><office:annotation>
     <dc:creator>BM</dc:creator>
     <dc:date>2008-03-15T00:00:00.08</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9358342" text:continue-list="list815644242662522294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9355909" text:continue-list="list3935157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9</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09</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09</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9337445" text:continue-list="list3935834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oemenia</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oemenia</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9" meta:character-count="8187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oemenia", "0.2.0") ' fill with your values
  setExtensionDescription("en, de")
  setDisplayName("en", "poemenia - Localize the Pepito Cleaner extension.")
  setDisplayName("de", "poemenia - Sprache einstellen für die Pepito Cleaner-Erweiterung.")
  setTooltip("en, de", "en") ' deprecated ! starting from 3.1,use instead setExtensionDescription

  setPublisherName("en", "Peter Triesberger", "https://github.com/peter88213")
  setLicense("en")

beginUpdateInformation("direct", "direct") 
  setUpdateSource("https://raw.githubusercontent.com/peter88213/poemenia/main/", "https://raw.githubusercontent.com/peter88213/poemenia/main/")
endUpdateInformation

endDescription  


beginAnnexes 
  useLibrary("Basic", "poemenia/")
endAnnexes

beginAddonUI

  beginOfficeHelp
	   beginTitles()
	  	setTitle("poemenia help", "en")
	  	setTitle("poemenia Hilfe", "de")
      endTitles
      setURL("Basic", "poemenia", "help", "show_help")
  endOfficeHelp


  beginAddonMenu

    beginMenu
    
      beginTitles
	    setTitle("poemenia - Set Pepito Cleaner language", "en")
	    setTitle("poemenia - Sprache für Pepito Cleaner einstellen", "de")
      endTitles

      beginMenuItems

		beginCommand
            beginTitles()
              setTitle("Set Pepito Cleaner language to de-DE", "en")
              setTitle("Sprache für Pepito Cleaner zu de-DE setzen", "de")
            endTitles
            setURL("Basic", "poemenia", "de_DE", "localize_pepito")

		endCommand

        addSeparator

   		beginCommand
            beginTitles()
              setTitle("Reset Pepito Cleaner language", "en")
              setTitle("Spracheinstellungen für Pepito Cleaner zurücksetzen", "de")
            endTitles
            setURL("Basic", "poemenia", "common", "reset_pepito")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